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10000001000007E0000005CC1100486D.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3BB000023C000001B3575BC9670.svm" manifest:media-type="image/x-svm"/>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officeooo:rsid="0021cbf5" officeooo:paragraph-rsid="0021cbf5"/>
    </style:style>
    <style:style style:name="P30" style:family="paragraph" style:parent-style-name="Standard">
      <style:text-properties fo:language="en" fo:country="U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Standard">
      <style:text-properties fo:language="en" fo:country="US" officeooo:paragraph-rsid="005e38b1"/>
    </style:style>
    <style:style style:name="P33" style:family="paragraph" style:parent-style-name="Heading_20_1" style:list-style-name="">
      <style:paragraph-properties fo:text-align="justify" style:justify-single-word="false" fo:orphans="2" fo:widows="2" fo:hyphenation-ladder-count="no-limit" fo:hyphenation-keep="auto" loext:hyphenation-keep-type="column"/>
      <style:text-properties fo:language="en" fo:country="US" officeooo:paragraph-rsid="005e38b1" fo:hyphenate="true" fo:hyphenation-remain-char-count="2" fo:hyphenation-push-char-count="2" loext:hyphenation-no-caps="false" loext:hyphenation-no-last-word="false" loext:hyphenation-word-char-count="no-limit" loext:hyphenation-zone="no-limit"/>
    </style:style>
    <style:style style:name="P34" style:family="paragraph" style:parent-style-name="Heading_20_1">
      <style:paragraph-properties fo:break-before="page"/>
      <style:text-properties fo:language="en" fo:country="US" officeooo:paragraph-rsid="005e38b1"/>
    </style:style>
    <style:style style:name="P35" style:family="paragraph" style:parent-style-name="Grafik" style:master-page-name="">
      <style:paragraph-properties fo:orphans="0" fo:widows="0" style:page-number="auto">
        <style:tab-stops/>
      </style:paragraph-properties>
      <style:text-properties fo:language="en" fo:country="US"/>
    </style:style>
    <style:style style:name="P36" style:family="paragraph" style:parent-style-name="Standard" style:list-style-name="L3">
      <style:text-properties fo:language="en" fo:country="US"/>
    </style:style>
    <style:style style:name="P37" style:family="paragraph" style:parent-style-name="Standard" style:list-style-name="L4">
      <style:text-properties fo:language="en" fo:country="US"/>
    </style:style>
    <style:style style:name="P38" style:family="paragraph" style:parent-style-name="Standard" style:list-style-name="L4" style:master-page-name="">
      <style:paragraph-properties style:page-number="auto" fo:padding="0cm" fo:border="none" style:shadow="none" style:join-border="false"/>
      <style:text-properties fo:language="en" fo:country="US"/>
    </style:style>
    <style:style style:name="P39"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40" style:family="paragraph" style:parent-style-name="Standard" style:list-style-name="L4">
      <style:paragraph-properties fo:padding="0cm" fo:border="none" style:shadow="none" style:join-border="false"/>
      <style:text-properties fo:language="en" fo:country="US"/>
    </style:style>
    <style:style style:name="P41" style:family="paragraph" style:parent-style-name="Standard" style:list-style-name="L5">
      <style:text-properties fo:language="en" fo:country="US"/>
    </style:style>
    <style:style style:name="P42" style:family="paragraph" style:parent-style-name="Standard" style:list-style-name="L6">
      <style:text-properties fo:language="en" fo:country="US"/>
    </style:style>
    <style:style style:name="P43" style:family="paragraph" style:parent-style-name="Standard" style:list-style-name="L7">
      <style:text-properties fo:language="en" fo:country="US"/>
    </style:style>
    <style:style style:name="P44" style:family="paragraph" style:parent-style-name="Standard">
      <style:paragraph-properties fo:keep-with-next="always"/>
      <style:text-properties fo:language="en" fo:country="US"/>
    </style:style>
    <style:style style:name="P45" style:family="paragraph" style:parent-style-name="Standard">
      <style:text-properties fo:language="en" fo:country="US" officeooo:paragraph-rsid="0045044b"/>
    </style:style>
    <style:style style:name="P46" style:family="paragraph" style:parent-style-name="Standard" style:list-style-name="L8"/>
    <style:style style:name="P47" style:family="paragraph" style:parent-style-name="Standard" style:list-style-name="L8">
      <style:text-properties fo:language="en" fo:country="US"/>
    </style:style>
    <style:style style:name="P48"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9" style:family="paragraph" style:parent-style-name="Text_20_body">
      <style:text-properties fo:language="en" fo:country="US"/>
    </style:style>
    <style:style style:name="P50" style:family="paragraph" style:parent-style-name="Grafik" style:master-page-name="">
      <style:paragraph-properties fo:orphans="0" fo:widows="0" style:page-number="auto" fo:keep-with-next="auto"/>
      <style:text-properties fo:language="en" fo:country="US"/>
    </style:style>
    <style:style style:name="T1" style:family="text">
      <style:text-properties officeooo:rsid="00676b41"/>
    </style:style>
    <style:style style:name="T2" style:family="text">
      <style:text-properties fo:language="en" fo:country="US"/>
    </style:style>
    <style:style style:name="T3" style:family="text">
      <style:text-properties officeooo:rsid="003cbdc3"/>
    </style:style>
    <style:style style:name="T4" style:family="text">
      <style:text-properties officeooo:rsid="003b6972"/>
    </style:style>
    <style:style style:name="T5" style:family="text">
      <style:text-properties officeooo:rsid="005313d4"/>
    </style:style>
    <style:style style:name="T6" style:family="text">
      <style:text-properties officeooo:rsid="00177542"/>
    </style:style>
    <style:style style:name="T7" style:family="text">
      <style:text-properties officeooo:rsid="001b8a79"/>
    </style:style>
    <style:style style:name="T8" style:family="text">
      <style:text-properties officeooo:rsid="0018064f"/>
    </style:style>
    <style:style style:name="T9" style:family="text">
      <style:text-properties officeooo:rsid="00186d66"/>
    </style:style>
    <style:style style:name="T10" style:family="text">
      <style:text-properties officeooo:rsid="0019f5e0"/>
    </style:style>
    <style:style style:name="T11" style:family="text">
      <style:text-properties officeooo:rsid="0035efe0"/>
    </style:style>
    <style:style style:name="T12" style:family="text">
      <style:text-properties officeooo:rsid="00531d84"/>
    </style:style>
    <style:style style:name="T13" style:family="text">
      <style:text-properties officeooo:rsid="0061aaa8"/>
    </style:style>
    <style:style style:name="T14" style:family="text">
      <style:text-properties officeooo:rsid="00551475"/>
    </style:style>
    <style:style style:name="T15" style:family="text">
      <style:text-properties officeooo:rsid="004dda6e"/>
    </style:style>
    <style:style style:name="T16" style:family="text">
      <style:text-properties officeooo:rsid="0060cdbe"/>
    </style:style>
    <style:style style:name="T17" style:family="text">
      <style:text-properties officeooo:rsid="004c1da9"/>
    </style:style>
    <style:style style:name="T18" style:family="text">
      <style:text-properties fo:language="en" fo:country="US" officeooo:rsid="00551475"/>
    </style:style>
    <style:style style:name="T19" style:family="text">
      <style:text-properties fo:language="en" fo:country="US" officeooo:rsid="004c1da9"/>
    </style:style>
    <style:style style:name="T20" style:family="text">
      <style:text-properties officeooo:rsid="0055871f"/>
    </style:style>
    <style:style style:name="T21" style:family="text">
      <style:text-properties officeooo:rsid="00573d52"/>
    </style:style>
    <style:style style:name="T22" style:family="text">
      <style:text-properties officeooo:rsid="002649b2"/>
    </style:style>
    <style:style style:name="T23" style:family="text">
      <style:text-properties officeooo:rsid="0057ead5"/>
    </style:style>
    <style:style style:name="T24" style:family="text">
      <style:text-properties officeooo:rsid="0028290d"/>
    </style:style>
    <style:style style:name="T25" style:family="text">
      <style:text-properties officeooo:rsid="0059d082"/>
    </style:style>
    <style:style style:name="T26" style:family="text">
      <style:text-properties officeooo:rsid="006a752f"/>
    </style:style>
    <style:style style:name="T27" style:family="text">
      <style:text-properties officeooo:rsid="006b1cb4"/>
    </style:style>
    <style:style style:name="T28" style:family="text">
      <style:text-properties officeooo:rsid="006c06a4"/>
    </style:style>
    <style:style style:name="T29" style:family="text">
      <style:text-properties officeooo:rsid="0010a483"/>
    </style:style>
    <style:style style:name="T30" style:family="text">
      <style:text-properties officeooo:rsid="006344ab"/>
    </style:style>
    <style:style style:name="T31" style:family="text">
      <style:text-properties officeooo:rsid="00645e91"/>
    </style:style>
    <style:style style:name="T32" style:family="text">
      <style:text-properties officeooo:rsid="0038f506"/>
    </style:style>
    <style:style style:name="T33" style:family="text">
      <style:text-properties officeooo:rsid="005c00a9"/>
    </style:style>
    <style:style style:name="T34" style:family="text">
      <style:text-properties officeooo:rsid="0045044b"/>
    </style:style>
    <style:style style:name="T35" style:family="text">
      <style:text-properties officeooo:rsid="00112fcc"/>
    </style:style>
    <style:style style:name="T36" style:family="text">
      <style:text-properties officeooo:rsid="001570ad"/>
    </style:style>
    <style:style style:name="T37" style:family="text">
      <style:text-properties officeooo:rsid="0011aa1f"/>
    </style:style>
    <style:style style:name="T38" style:family="text">
      <style:text-properties officeooo:rsid="0012cbfe"/>
    </style:style>
    <style:style style:name="T39" style:family="text">
      <style:text-properties officeooo:rsid="00467e7d"/>
    </style:style>
    <style:style style:name="T40" style:family="text">
      <style:text-properties officeooo:rsid="0014613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text:span text:style-name="T1">5</text:span>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text:span text:style-name="T1">5</text:span></text:p>
      <text:p text:style-name="P3">` <text:s text:c="13"/>` <text:s/>` <text:s text:c="3"/>` <text:s text:c="20"/>` <text:s text:c="3"/>` <text:s text:c="3"/>Michael Schweitzer</text:p>
      <text:p text:style-name="P4"/>
      <text:p text:style-name="Standard"><text:span text:style-name="T2">I offer VEGA under the </text:span><text:a xlink:type="simple" xlink:href="http://www.gnu.org/licenses/agpl-3.0.de.html" text:style-name="Internet_20_link" text:visited-style-name="Visited_20_Internet_20_Link">GNU Affero General Public License</text:a><text:span text:style-name="T2">. You can find the VEGA source code on </text:span><text:a xlink:type="simple" xlink:href="https://github.com/spielwitz/stern.git" text:style-name="Internet_20_link" text:visited-style-name="Visited_20_Internet_20_Link">GitHub</text:a><text:span text:style-name="T2">. The wording of the license can be found in the source code file "APGL_License.txt". VEGA also uses:</text:span></text:p>
      <text:list text:style-name="L1">
        <text:list-item>
          <text:p text:style-name="P5"><text:span text:style-name="T2">GSON, (c) Google: </text:span><text:a xlink:type="simple" xlink:href="https://github.com/google/gson" text:style-name="Internet_20_link" text:visited-style-name="Visited_20_Internet_20_Link">https://github.com/google/gson</text:a><text:span text:style-name="T2">, see the "ApacheLicense-2.0.txt" file in the "src" Github directory.</text:span></text:p>
        </text:list-item>
        <text:list-item>
          <text:p text:style-name="P5"><text:span text:style-name="T2">iText PDF, (c) ITEXT GROUP NV: </text:span><text:a xlink:type="simple" xlink:href="http://www.gnu.org/licenses/agpl-3.0.de.html" text:style-name="Internet_20_link" text:visited-style-name="Visited_20_Internet_20_Link">http://www.gnu.org/licenses/agpl-3.0.de.html</text:a><text:span text:style-name="T2">, see the "APGL_License.txt" file in the "src" Github directory.</text:span></text:p>
        </text:list-item>
        <text:list-item>
          <text:p text:style-name="P5"><text:span text:style-name="T2">"JetBrains Mono" font, (c) JetBrains: </text:span><text:a xlink:type="simple" xlink:href="https://www.jetbrains.com/" text:style-name="Internet_20_link" text:visited-style-name="Visited_20_Internet_20_Link">https://www.jetbrains.com</text:a><text:span text:style-name="T2">, see the "ApacheLicense-2.0.txt" file in the "src" Github directory.</text:span></text:p>
        </text:list-item>
        <text:list-item>
          <text:p text:style-name="P5"><text:span text:style-name="T2">Default Icons: </text:span><text:a xlink:type="simple" xlink:href="http://www.defaulticon.com/" text:style-name="Internet_20_link" text:visited-style-name="Visited_20_Internet_20_Link">http://www.defaulticon.com</text:a><text:span text:style-name="T2">, see the "DefaultIconLicense.txt" file in the "src" Github directory.</text:span></text:p>
        </text:list-item>
        <text:list-item>
          <text:p text:style-name="P6"><text:span text:style-name="T2">FlatLaf, (c) FormDev Software GmbH: </text:span><text:a xlink:type="simple" xlink:href="https://www.formdev.com/flatlaf/" text:style-name="Internet_20_link" text:visited-style-name="Visited_20_Internet_20_Link">https://www.formdev.com/flatlaf/</text:a><text:span text:style-name="T2">, see the "ApacheLicense-2.0.txt" file in the "src" Github directory.</text:span></text:p>
        </text:list-item>
        <text:list-item>
          <text:p text:style-name="P6"><text:span text:style-name="T2">QR Code generator library (Java), (c) Project Nayuki: </text:span><text:a xlink:type="simple" xlink:href="https://www.nayuki.io/page/qr-code-generator-library" text:style-name="Internet_20_link" text:visited-style-name="Visited_20_Internet_20_Link">https://www.nayuki.io/page/qr-code-generator-library</text:a><text:span text:style-name="T2">,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0</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8</text:p>
          <text:p text:style-name="P8">8 VEGA Server<text:tab/>19</text:p>
          <text:p text:style-name="P9">8.1 Functionality<text:tab/>19</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0</text:p>
          <text:p text:style-name="P8">9 VEGA history<text:tab/>21</text:p>
          <text:p text:style-name="P8">10 Final words<text:tab/>22</text:p>
        </text:index-body>
      </text:table-of-content>
      <text:p text:style-name="P10"/>
      <text:h text:style-name="P11" text:outline-level="1"><text:bookmark-start text:name="__RefHeading___Toc2280_3420781316"/><text:bookmark-start text:name="__RefNumPara__3848_984021074"/>Overview<text:bookmark-end text:name="__RefHeading___Toc2280_3420781316"/><text:bookmark-end text:name="__RefNumPara__3848_984021074"/></text:h>
      <text:p text:style-name="P12"><draw:frame draw:style-name="fr1" draw:name="Bild1" text:anchor-type="char" svg:width="17cm" svg:height="12.513cm" draw:z-index="10"><draw:image xlink:href="Pictures/10000001000007E0000005CC1100486D.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3">the battleship</text:span> production, equip planets with defensive battleships <text:span text:style-name="T4">and </text:span><text:span text:style-name="T5">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3"><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12"><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6">In the </text:span>evaluation <text:span text:style-name="T6">of </text:span><text:span text:style-name="T7">year 10 </text:span>and every five years thereafter, VEGA launches a neutral <text:span text:style-name="T6">battle</text:span>ship fleet that flies from a random sector to a random planet. If the neutral fleet conquers the planet, it becomes neutral agai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4"><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5"><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6"><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8">er</text:span>s, minelayers, minesweepers, transferred patrols, and <text:span text:style-name="T8">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8">notice one</text:span> other and have to point their onboard cannons at each other. Whoever has to <text:span text:style-name="T9">turn</text:span> their cannon at a smaller angle wins.</text:p>
            <text:p text:style-name="P20">If a patrol reaches an alien planet, it is lost.</text:p>
            <text:p text:style-name="P20">If the target of the patrol is a sector and not a planet, the patrol turns around and flies back to the starting planet. It also hijacks alien space<text:soft-page-break/>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7"><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8"><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10">sweeper</text:span> to a sector or planet. On its way, it will remove all mines in the sectors it flies through at the speed of light. If the mine<text:span text:style-name="T10">sweeper</text:span>'s destination is a sector, it turns around and flies back to the starting planet at twice the speed of light. On the way back, the mine<text:span text:style-name="T10">sweeper</text:span> does not clear any mines.</text:p>
            <text:p text:style-name="P19">You can transfer mine<text:span text:style-name="T10">sweepers</text:span> to one of your planets at twice the speed of light. The min<text:span text:style-name="T10">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9"><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7">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1">450</text:span> ships. On the planet you can have up to <text:span text:style-name="T11">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2">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ext:span text:style-name="T12">The c</text:span>ombat <text:span text:style-name="T12">s</text:span>trength increases the defense power of the planet and <text:span text:style-name="T13">the attack power </text:span>of <text:span text:style-name="T12">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4">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3">Attacker before <text:span text:style-name="T15">fight</text:span>: 100 ships<text:line-break/>Defender before <text:span text:style-name="T15">fight</text:span>: 75 ships</text:p>
      <text:p text:style-name="P23">Attacker after <text:span text:style-name="T15">fight</text:span>: 100 - <text:s/>75 = 25 ships<text:line-break/>Defender after <text:span text:style-name="T15">fight</text:span>: <text:s/>75 - 100 &lt; <text:s/>0 --&gt; <text:span text:style-name="T16">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7">strength</text:span><text:bookmark-end text:name="__RefHeading___Toc3002_3556154232"/></text:h>
      <text:p text:style-name="P29"><text:span text:style-name="T2">All planets have a combat strength of 100% at the start of the game. You can increase the combat strength of your planets to 150% and 200%. When you launch an attack, your battleships receive the combat </text:span><text:span text:style-name="T18">strength</text:span><text:span text:style-name="T2"> of the starting planet. The defender receives the combat </text:span><text:span text:style-name="T18">strength</text:span><text:span text:style-name="T2"> of the attacked planet.</text:span></text:p>
      <text:p text:style-name="P30">In a battle, the numbers of attacking and defending ships are multiplied by their respective combat strengths, so that, for example, with a combat strength of 150%, 100 battleships count as 150 battleships and are deducted from the opponent accordingly.</text:p>
      <text:p text:style-name="P29"><text:soft-page-break/><text:span text:style-name="T2">During </text:span><text:span text:style-name="T19">move</text:span><text:span text:style-name="T2"> input, you can use the </text:span><text:span text:style-name="T19">fight</text:span><text:span text:style-name="T2"> simulation to familiarize yourself with the effect of different combat strength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20">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21">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2">mission</text:span>/transfer), etc. are visible to all players as soon as they are on the move, but not the combat <text:span text:style-name="T23">strength</text:span> of <text:span text:style-name="T22">battle</text:span>ships. In addition, all players can see where minefields and the black hole are located and how many <text:span text:style-name="T22">battle</text:span>ships are present on which planets.</text:p>
      <text:p text:style-name="P10">Only the owners of the planets can see their production data, the number of defensive battleships, the $ supply, <text:span text:style-name="T24">the combat </text:span><text:span text:style-name="T25">strength</text:span><text:span text:style-name="T24">, </text:span>the other types of spaceships and alliances there. Other players can see this information if they have a spy on the planet or are a member of an alliance.</text:p>
      <text:p text:style-name="P10"><text:soft-page-break/>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text:soft-page-break/>Under "Game &gt; Game parameters" you can switch a local game to e-mail game mode. Under 'E-mail Settings', highlight the e-mail players and enter the e-mail addresses of the players and the game master.</text:p>
      <text:p text:style-name="Standard"><text:span text:style-name="T2">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2">.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2">You can find more about the configuration and operation of a VEGA server in the corresponding chapter.</text:p>
      <text:h text:style-name="P33" text:outline-level="1"/>
      <text:h text:style-name="P34" text:outline-level="1"><text:bookmark-start text:name="__RefHeading___Toc2310_3420781316"/>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5"><draw:frame draw:style-name="fr1" draw:name="Bild2" text:anchor-type="char" svg:width="17cm" svg:height="12.513cm" draw:z-index="11"><draw:image xlink:href="Pictures/10000001000007E0000005CC1100486D.png" xlink:type="simple" xlink:show="embed" xlink:actuate="onLoad" draw:mime-type="image/png"/></draw:frame>The VEGA screen</text:p>
      <text:p text:style-name="P10">The VEGA screen is divided into three areas:</text:p>
      <text:list text:style-name="L3">
        <text:list-item>
          <text:p text:style-name="P36">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6">With the help of the arrow keys ← and → you can display different information in the list at the top right of the screen, depending on the game mode (hot seat, e-mail, server game) and the current input situation (main menu or move input):</text:p>
          <text:list>
            <text:list-item>
              <text:p text:style-name="P36">Free fighters that are located on the planets. Defensive fighters are not displayed.</text:p>
            </text:list-item>
            <text:list-item>
              <text:p text:style-name="P36">All spaceships currently underway, sorted by arrival date.</text:p>
            </text:list-item>
            <text:list-item>
              <text:p text:style-name="P36">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6"><text:soft-page-break/>Other spaceship types apart from fighters</text:p>
                </text:list-item>
                <text:list-item>
                  <text:p text:style-name="P36">Planet production dates and $ supplies</text:p>
                </text:list-item>
                <text:list-item>
                  <text:p text:style-name="P36">Defensive fighters</text:p>
                </text:list-item>
                <text:list-item>
                  <text:p text:style-name="P36">Alliances</text:p>
                </text:list-item>
              </text:list>
            </text:list-item>
          </text:list>
        </text:list-item>
        <text:list-item>
          <text:p text:style-name="P36">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7">About VEGA: Shows the build number and the link to the VEGA Web site.</text:p>
        </text:list-item>
        <text:list-item>
          <text:p text:style-name="P38">Manual: Opens this instruction manual in the PDF viewer associated with the *.pdf file extension by default on your computer.</text:p>
        </text:list-item>
        <text:list-item>
          <text:p text:style-name="P39">Tutorial and demo games: You can start the tutorial under this menu item. You will also find two demo games there that show what a well developed VEGA game can look like.</text:p>
        </text:list-item>
        <text:list-item>
          <text:p text:style-name="P37">New local game: Creates a new game that runs on your computer and is saved there.</text:p>
        </text:list-item>
        <text:list-item>
          <text:p text:style-name="P37">Load local game: Loads a local game from your computer.</text:p>
        </text:list-item>
        <text:list-item>
          <text:p text:style-name="P37">Save local game as: Saves a local game on your computer.</text:p>
        </text:list-item>
        <text:list-item>
          <text:p text:style-name="P39">Local <text:span text:style-name="T26">leaderboard</text:span>: You can only be added to the leaderboard by completing the final evaluation in the main menu of a local match.</text:p>
        </text:list-item>
        <text:list-item>
          <text:p text:style-name="P39">Import e-mail game from clipboard: If you are a player taking part in an e-mail game, you can load a game that you received from the game master via e-mail. You will find detailed instructions in the e-mail.</text:p>
        </text:list-item>
        <text:list-item>
          <text:p text:style-name="P40">Games on the VEGA server: Initiate, load and manage games on the VEGA server you are currently connected to.</text:p>
        </text:list-item>
        <text:list-item>
          <text:p text:style-name="P39"><text:span text:style-name="T27">Leaderboard</text:span> on the VEGA server: View the <text:span text:style-name="T28">leaderboard</text:span> on the VEGA server.</text:p>
        </text:list-item>
        <text:list-item>
          <text:p text:style-name="P37">Write e-mail: If you are playing an e-mail or server-based game, you can contact your fellow players and the game host or server administrator here.</text:p>
        </text:list-item>
        <text:list-item>
          <text:p text:style-name="P37">Game parameters: Shows the parameters of the current game. You can also change some parameters later.</text:p>
        </text:list-item>
        <text:list-item>
          <text:p text:style-name="P37">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9">Web server: Configure and activate the VEGA web server. You can find more about this in the corresponding chapter.</text:p>
        </text:list-item>
        <text:list-item>
          <text:p text:style-name="P37"><text:soft-page-break/>Settings</text:p>
          <text:list>
            <text:list-item>
              <text:p text:style-name="P37">Language/Sprache: VEGA is available in German and English.</text:p>
            </text:list-item>
            <text:list-item>
              <text:p text:style-name="P37">VEGA server <text:span text:style-name="T29">settings</text:span>: <text:span text:style-name="T29">Administrate the credentials for various VEGA servers, and administrate your VEGA servers</text:span>.</text:p>
            </text:list-item>
            <text:list-item>
              <text:p text:style-name="P39">VEGA Display server: Here you activate VEGA as VEGA Display server in order to be able to transfer your screen to VEGA Display computers.</text:p>
            </text:list-item>
          </text:list>
        </text:list-item>
        <text:list-item>
          <text:p text:style-name="P37">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1">Under "Years" you set the year in which the last evaluation takes place. If you choose "Infinite", play until there is only one player left.</text:p>
        </text:list-item>
        <text:list-item>
          <text:p text:style-name="P41">"E-mail mode": Use this to switch a local game to e-mail mode.</text:p>
        </text:list-item>
        <text:list-item>
          <text:p text:style-name="P41">"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42">Use the 1 to 6 keys to select the player who is to enter his moves next. If you press the tab key, VEGA will select a random player.</text:p>
        </text:list-item>
        <text:list-item>
          <text:p text:style-name="P42">Replay: The last annual evaluation is shown again.</text:p>
        </text:list-item>
        <text:list-item>
          <text:p text:style-name="P42">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2">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2">E-mail actions: If you are the game host of an e-mail game, you can send the game to the other players and later import their moves.</text:p>
        </text:list-item>
        <text:list-item>
          <text:p text:style-name="P42"><text:soft-page-break/>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10">When it is your turn to enter moves, you can choose from the following options:</text:p>
      <text:list text:style-name="L7">
        <text:list-item>
          <text:p text:style-name="P43">Finish: This completes your move input. After that, there is no turning back, and the spaceships fly irrevocably towards their destination.</text:p>
        </text:list-item>
        <text:list-item>
          <text:p text:style-name="P43">Undo: You can undo all moves of a year step by step and get back to the main menu.</text:p>
        </text:list-item>
        <text:list-item>
          <text:p text:style-name="P43">Fighters / Allied Fighters / Spy / Patrol / Transport / Mine / Minesweeper: This launches spaceships of the selected type.</text:p>
        </text:list-item>
        <text:list-item>
          <text:p text:style-name="P43">Planet: Here you can see the data of a planet. You can change the $ production, <text:span text:style-name="T30">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3">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3">More...: Some menu items have been moved to another menu for reasons of space:</text:p>
          <text:list>
            <text:list-item>
              <text:p text:style-name="P43">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31">the combat strength, </text:span>the $ supplies and spaceships that have not yet been launched remain on your former planets. The capitulate move is implemented at the beginning of the evaluation.</text:p>
            </text:list-item>
            <text:list-item>
              <text:p text:style-name="P43">Hide/show spaceships: In order to reduce the density of the information displayed on the playing field, you can hide and show the spaceships of individual or all players during your move input.</text:p>
            </text:list-item>
            <text:list-item>
              <text:p text:style-name="P43"><text:soft-page-break/>Statistics: Here, like in the main menu, you can see the development of points, fighters and planets over the last few years.</text:p>
            </text:list-item>
            <text:list-item>
              <text:p text:style-name="P43">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3">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3"><text:span text:style-name="T32">Fight</text:span> simulation: Here you can try out VEGA's <text:span text:style-name="T33">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4">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5"><text:span text:style-name="T34">You can get the latest VEGA build</text:span> <text:a xlink:type="simple" xlink:href="https://github.com/spielwitz/vega/tree/master/release" text:style-name="Internet_20_link" text:visited-style-name="Visited_20_Internet_20_Link"><text:span text:style-name="T34">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6">Open Windows Explorer and look for the "javaw.exe" file. You can find this in the "bin" subfolder in the installation directory of your Java JDK/JRE.</text:p>
        </text:list-item>
        <text:list-item>
          <text:p text:style-name="P46">Right-click on the "javaw.exe" file and select "Properties".</text:p>
        </text:list-item>
        <text:list-item>
          <text:p text:style-name="P46">In the "Compatibility" tab, change the settings for high DPI settings as follows:</text:p>
          <text:p text:style-name="P47"><text:soft-page-break/><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ext:soft-page-break/>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ext:soft-page-break/>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8"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35">"</text:span>Settings &gt; VEGA <text:span text:style-name="T35">s</text:span>erver <text:span text:style-name="T35">s</text:span>ettings<text:span text:style-name="T35">"</text:span> in the menu. When you start it for the first time, you have to assign a password for <text:span text:style-name="T35">credentials</text:span>. First import the admin <text:span text:style-name="T35">credentials</text:span> under <text:span text:style-name="T35">"Credentials</text:span> &gt; + &gt; Active user from a file<text:span text:style-name="T35">"</text:span>. These were written to the <text:span text:style-name="T35">file </text:span>"_ADMIN_[ServerUrl]_[ServerPort]" in<text:span text:style-name="T35">side</text:span> the "ServerData" directory when setting up the VEGA server.</text:p>
      <text:p text:style-name="P10">In the "Server <text:span text:style-name="T35">administration</text:span>" tab you will find information about the server. There you can also <text:span text:style-name="T36">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37">s</text:span>erver <text:span text:style-name="T37">s</text:span>ettings &gt; Server <text:span text:style-name="T37">administration</text:span>". There you click the "Create new user" button and enter the new user's data. Then select "<text:span text:style-name="T37">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text:soft-page-break/>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38">dialog </text:span>you can change the name and email of users, but not their user ID.</text:p>
      <text:p text:style-name="P10">If a user <text:span text:style-name="T38">his server</text:span> credentials, select the <text:span text:style-name="T38">"</text:span>Renew credentials<text:span text:style-name="T38">"</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38">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39">T</text:span>he VEGA Server stores its user and game data in subdirectories of the "<text:span text:style-name="T39">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40">s</text:span>erver <text:span text:style-name="T40">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40">host</text:span>. He is always the first player in the player list. Only the game <text:span text:style-name="T40">host</text:span> can complete a game early or delete it from the server.</text:p>
      <text:p text:style-name="P10">Always pay attention to the symbols in the status bar at the bottom left of the window. There you can see whether the connection to the VEGA server is estab<text:soft-page-break/>lished, whether other players are waiting for your move<text:span text:style-name="T40">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2">http://www.galcon.com/classic/history.html</text:span></text:a></text:p>
      <text:p text:style-name="P49">And this is what VEGA looked like in its childhood days:</text:p>
      <text:p text:style-name="P50"><draw:frame draw:style-name="fr2" draw:name="Grafik3" text:anchor-type="paragraph" svg:width="14.034cm" svg:height="8.931cm" draw:z-index="2"><draw:image xlink:href="Pictures/10000001000005180000033EEC82CB77.png" xlink:type="simple" xlink:show="embed" xlink:actuate="onLoad" draw:mime-type="image/png"/></draw:frame>VEGA on an Atari ST, developed 1989 with GFA-BASIC. Did you notice that it's the same game as in the screenshots above? You can find it in today's VEGA as "Demo Game 1"</text:p>
      <text:p text:style-name="P50"><draw:frame draw:style-name="fr2" draw:name="Grafik5" text:anchor-type="paragraph" svg:width="14.231cm" svg:height="10.652cm" draw:z-index="1"><draw:image xlink:href="Pictures/1000000100000500000003BE2CE27E25.png" xlink:type="simple" xlink:show="embed" xlink:actuate="onLoad" draw:mime-type="image/png"/></draw:frame><text:soft-page-break/>The same "Demo-Spiel 1" on VEGA under Windows 3.1 (1992), developed with GFA-BASIC for Windows.</text:p>
      <text:h text:style-name="P14" text:outline-level="1"><text:bookmark-start text:name="__RefHeading___Toc2348_3420781316"/>Final words<text:bookmark-end text:name="__RefHeading___Toc2348_3420781316"/></text:h>
      <text:p text:style-name="P49">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9">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05T09:47:04.812227013</dc:date>
    <meta:editing-duration>P19DT11H26M2S</meta:editing-duration>
    <meta:editing-cycles>1704</meta:editing-cycles>
    <meta:generator>LibreOffice/24.8.2.1$MacOSX_AARCH64 LibreOffice_project/0f794b6e29741098670a3b95d60478a65d05ef13</meta:generator>
    <meta:print-date>2025-01-04T21:32:57.467016990</meta:print-date>
    <meta:printed-by>PDF-Dateien</meta:printed-by>
    <meta:document-statistic meta:table-count="3" meta:image-count="13" meta:object-count="0" meta:page-count="22" meta:paragraph-count="401" meta:word-count="7699" meta:character-count="44831" meta:non-whitespace-character-count="36636"/>
  </office:meta>
</office:document-meta>
</file>